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bottom" fo:padding-top="0cm" fo:padding-bottom="0.254cm"/>
    </style:style>
    <style:style style:name="gr5" style:family="graphic" style:parent-style-name="objectwithoutfill">
      <style:graphic-properties draw:marker-start="Arrowheads_20_1" draw:marker-end="" draw:marker-end-width="0.3cm" draw:fill="none" draw:textarea-vertical-align="bottom" fo:padding-top="0cm" fo:padding-bottom="0.254cm"/>
    </style:style>
    <style:style style:name="gr6" style:family="graphic" style:parent-style-name="standard">
      <style:graphic-properties draw:textarea-horizontal-align="left" draw:textarea-vertical-align="top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10pt" style:font-weight-asian="normal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.667cm" svg:height="1.016cm" svg:x="4.856cm" svg:y="2cm">
          <text:p text:style-name="P1"><text:span text:style-name="T1">GUI*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0.619cm" svg:x="1.001cm" svg:y="2.397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016cm" svg:x="8.601cm" svg:y="2cm">
          <text:p text:style-name="P1"><text:span text:style-name="T1">GUIMedi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84cm" svg:height="1.016cm" svg:x="12.502cm" svg:y="2cm">
          <text:p text:style-name="P1"><text:span text:style-name="T1">TransactionBuil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016cm" svg:x="17.902cm" svg:y="2cm">
          <text:p text:style-name="P1"><text:span text:style-name="T1">PO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2.143cm" svg:y="1.7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2" draw:layer="layout" svg:x1="2.397cm" svg:y1="3.032cm" svg:x2="2.397cm" svg:y2="26.527cm">
          <text:p/>
        </draw:line>
        <draw:line draw:style-name="gr3" draw:text-style-name="P2" draw:layer="layout" svg:x1="6.207cm" svg:y1="3.032cm" svg:x2="6.207cm" svg:y2="26.527cm">
          <text:p/>
        </draw:line>
        <draw:line draw:style-name="gr3" draw:text-style-name="P2" draw:layer="layout" svg:x1="9.997cm" svg:y1="3.033cm" svg:x2="9.997cm" svg:y2="26.528cm">
          <text:p/>
        </draw:line>
        <draw:line draw:style-name="gr3" draw:text-style-name="P2" draw:layer="layout" svg:x1="14.462cm" svg:y1="4.81cm" svg:x2="14.462cm" svg:y2="19.923cm">
          <text:p/>
        </draw:line>
        <draw:line draw:style-name="gr3" draw:text-style-name="P2" draw:layer="layout" svg:x1="19.297cm" svg:y1="3.033cm" svg:x2="19.297cm" svg:y2="26.528cm">
          <text:p/>
        </draw:line>
        <draw:line draw:style-name="gr4" draw:text-style-name="P3" draw:layer="layout" svg:x1="6.207cm" svg:y1="4.002cm" svg:x2="10.017cm" svg:y2="4.002cm">
          <text:p text:style-name="P3"><text:span text:style-name="T2">Creates mediator</text:span></text:p>
        </draw:line>
        <draw:line draw:style-name="gr4" draw:text-style-name="P3" draw:layer="layout" svg:x1="2.397cm" svg:y1="3.667cm" svg:x2="6.207cm" svg:y2="3.667cm">
          <text:p text:style-name="P3"><text:span text:style-name="T2">Starts client</text:span></text:p>
        </draw:line>
        <draw:line draw:style-name="gr4" draw:text-style-name="P3" draw:layer="layout" svg:x1="10.017cm" svg:y1="4.31cm" svg:x2="19.288cm" svg:y2="4.31cm">
          <text:p text:style-name="P3"><text:span text:style-name="T2">Starts transaction - </text:span><text:span text:style-name="T3">startTransaction()</text:span></text:p>
        </draw:line>
        <draw:line draw:style-name="gr5" draw:text-style-name="P3" draw:layer="layout" svg:x1="10.018cm" svg:y1="4.81cm" svg:x2="19.289cm" svg:y2="4.81cm">
          <text:p text:style-name="P3"><text:span text:style-name="T2">Returns TransactionBuilder object</text:span></text:p>
        </draw:line>
        <draw:line draw:style-name="gr4" draw:text-style-name="P3" draw:layer="layout" svg:x1="2.397cm" svg:y1="5.434cm" svg:x2="6.207cm" svg:y2="5.434cm">
          <text:p text:style-name="P3"><text:span text:style-name="T2">Enters customer name</text:span></text:p>
        </draw:line>
        <draw:line draw:style-name="gr4" draw:text-style-name="P3" draw:layer="layout" svg:x1="6.207cm" svg:y1="5.896cm" svg:x2="10.017cm" svg:y2="5.896cm">
          <text:p text:style-name="P3"><text:span text:style-name="T2">Triggers listener</text:span></text:p>
        </draw:line>
        <draw:line draw:style-name="gr4" draw:text-style-name="P4" draw:layer="layout" svg:x1="10.017cm" svg:y1="7.831cm" svg:x2="14.462cm" svg:y2="7.831cm">
          <text:p text:style-name="P4">Sets customer name</text:p>
        </draw:line>
        <draw:line draw:style-name="gr4" draw:text-style-name="P4" draw:layer="layout" svg:x1="10.017cm" svg:y1="8.32cm" svg:x2="14.462cm" svg:y2="8.32cm">
          <text:p text:style-name="P4">Requests current details</text:p>
        </draw:line>
        <draw:line draw:style-name="gr5" draw:text-style-name="P4" draw:layer="layout" svg:x1="10.019cm" svg:y1="8.855cm" svg:x2="14.462cm" svg:y2="8.854cm">
          <text:p text:style-name="P4">Returns details**</text:p>
        </draw:line>
        <draw:line draw:style-name="gr5" draw:text-style-name="P4" draw:layer="layout" svg:x1="6.207cm" svg:y1="9.263cm" svg:x2="10.017cm" svg:y2="9.262cm">
          <text:p text:style-name="P4">Disables Pay button</text:p>
        </draw:line>
        <draw:line draw:style-name="gr4" draw:text-style-name="P4" draw:layer="layout" svg:x1="2.397cm" svg:y1="9.934cm" svg:x2="6.207cm" svg:y2="9.934cm">
          <text:p text:style-name="P4">Selects a UPC</text:p>
          <text:p text:style-name="P4">From drop-down</text:p>
        </draw:line>
        <draw:line draw:style-name="gr4" draw:text-style-name="P4" draw:layer="layout" svg:x1="2.397cm" svg:y1="10.434cm" svg:x2="6.207cm" svg:y2="10.434cm">
          <text:p text:style-name="P4">Enters quantity</text:p>
        </draw:line>
        <draw:line draw:style-name="gr4" draw:text-style-name="P4" draw:layer="layout" svg:x1="2.397cm" svg:y1="11.003cm" svg:x2="6.207cm" svg:y2="11.003cm">
          <text:p text:style-name="P4">Clicks “Add” button</text:p>
        </draw:line>
        <draw:line draw:style-name="gr5" draw:text-style-name="P3" draw:layer="layout" svg:x1="6.207cm" svg:y1="6.712cm" svg:x2="10.017cm" svg:y2="6.711cm">
          <text:p text:style-name="P3"><text:span text:style-name="T2">Asks for contents of </text:span></text:p>
          <text:p text:style-name="P3"><text:span text:style-name="T2">Customer text field</text:span></text:p>
        </draw:line>
        <draw:line draw:style-name="gr4" draw:text-style-name="P3" draw:layer="layout" svg:x1="6.207cm" svg:y1="7.501cm" svg:x2="10.017cm" svg:y2="7.501cm">
          <text:p text:style-name="P3"><text:span text:style-name="T2">Returns customer name</text:span></text:p>
        </draw:line>
        <draw:line draw:style-name="gr4" draw:text-style-name="P4" draw:layer="layout" svg:x1="6.207cm" svg:y1="11.397cm" svg:x2="10.017cm" svg:y2="11.397cm">
          <text:p text:style-name="P4">Triggers listener</text:p>
        </draw:line>
        <draw:line draw:style-name="gr5" draw:text-style-name="P4" draw:layer="layout" svg:x1="6.207cm" svg:y1="12.113cm" svg:x2="10.017cm" svg:y2="12.112cm">
          <text:p text:style-name="P4">Asks for contents of </text:p>
          <text:p text:style-name="P4">Drop-down, quantity</text:p>
        </draw:line>
        <draw:line draw:style-name="gr4" draw:text-style-name="P4" draw:layer="layout" svg:x1="6.207cm" svg:y1="12.632cm" svg:x2="10.017cm" svg:y2="12.632cm">
          <text:p text:style-name="P4">Returns UPC / Quantity</text:p>
        </draw:line>
        <draw:line draw:style-name="gr4" draw:text-style-name="P4" draw:layer="layout" svg:x1="10.017cm" svg:y1="13.067cm" svg:x2="14.462cm" svg:y2="13.067cm">
          <text:p text:style-name="P4">Adds line item</text:p>
        </draw:line>
        <draw:line draw:style-name="gr4" draw:text-style-name="P4" draw:layer="layout" svg:x1="10.017cm" svg:y1="13.556cm" svg:x2="14.462cm" svg:y2="13.556cm">
          <text:p text:style-name="P4">Requests current details</text:p>
        </draw:line>
        <draw:line draw:style-name="gr5" draw:text-style-name="P4" draw:layer="layout" svg:x1="10.019cm" svg:y1="13.991cm" svg:x2="14.462cm" svg:y2="13.99cm">
          <text:p text:style-name="P4">Returns details**</text:p>
        </draw:line>
        <draw:line draw:style-name="gr5" draw:text-style-name="P4" draw:layer="layout" svg:x1="6.207cm" svg:y1="14.499cm" svg:x2="10.017cm" svg:y2="14.498cm">
          <text:p text:style-name="P4">Disables Pay button</text:p>
        </draw:line>
        <draw:line draw:style-name="gr4" draw:text-style-name="P4" draw:layer="layout" svg:x1="2.397cm" svg:y1="15.035cm" svg:x2="6.207cm" svg:y2="15.035cm">
          <text:p text:style-name="P4">Selects payment type</text:p>
          <text:p text:style-name="P4">From drop-down</text:p>
        </draw:line>
        <draw:line draw:style-name="gr4" draw:text-style-name="P4" draw:layer="layout" svg:x1="2.397cm" svg:y1="15.535cm" svg:x2="6.207cm" svg:y2="15.535cm">
          <text:p text:style-name="P4">Enters payment detail</text:p>
        </draw:line>
        <draw:line draw:style-name="gr4" draw:text-style-name="P4" draw:layer="layout" svg:x1="6.207cm" svg:y1="16.004cm" svg:x2="10.017cm" svg:y2="16.004cm">
          <text:p text:style-name="P4">Triggers listener</text:p>
        </draw:line>
        <draw:line draw:style-name="gr5" draw:text-style-name="P4" draw:layer="layout" svg:x1="6.207cm" svg:y1="16.413cm" svg:x2="10.017cm" svg:y2="16.412cm">
          <text:p text:style-name="P4">Asks for payment info</text:p>
        </draw:line>
        <draw:line draw:style-name="gr4" draw:text-style-name="P4" draw:layer="layout" svg:x1="6.207cm" svg:y1="16.832cm" svg:x2="10.017cm" svg:y2="16.832cm">
          <text:p text:style-name="P4">Returns Payment</text:p>
        </draw:line>
        <draw:line draw:style-name="gr4" draw:text-style-name="P4" draw:layer="layout" svg:x1="10.018cm" svg:y1="17.457cm" svg:x2="14.463cm" svg:y2="17.457cm">
          <text:p text:style-name="P4">Requests current details</text:p>
        </draw:line>
        <draw:line draw:style-name="gr5" draw:text-style-name="P4" draw:layer="layout" svg:x1="10.02cm" svg:y1="17.892cm" svg:x2="14.463cm" svg:y2="17.891cm">
          <text:p text:style-name="P4">Returns details**</text:p>
        </draw:line>
        <draw:line draw:style-name="gr5" draw:text-style-name="P4" draw:layer="layout" svg:x1="6.207cm" svg:y1="18.2cm" svg:x2="10.017cm" svg:y2="18.199cm">
          <text:p text:style-name="P4">Enables Pay button</text:p>
        </draw:line>
        <draw:line draw:style-name="gr4" draw:text-style-name="P4" draw:layer="layout" svg:x1="2.397cm" svg:y1="18.703cm" svg:x2="6.207cm" svg:y2="18.703cm">
          <text:p text:style-name="P4">Clicks “Pay” button</text:p>
        </draw:line>
        <draw:line draw:style-name="gr4" draw:text-style-name="P4" draw:layer="layout" svg:x1="6.207cm" svg:y1="19.104cm" svg:x2="10.017cm" svg:y2="19.104cm">
          <text:p text:style-name="P4">Triggers listener</text:p>
        </draw:line>
        <draw:line draw:style-name="gr4" draw:text-style-name="P4" draw:layer="layout" svg:x1="10.019cm" svg:y1="19.457cm" svg:x2="14.464cm" svg:y2="19.457cm">
          <text:p text:style-name="P4">Calls <text:span text:style-name="T4">completeSale()</text:span></text:p>
        </draw:line>
        <draw:line draw:style-name="gr5" draw:text-style-name="P4" draw:layer="layout" svg:x1="10.021cm" svg:y1="19.893cm" svg:x2="14.464cm" svg:y2="19.892cm">
          <text:p text:style-name="P4">Returns Transaction object</text:p>
        </draw:line>
        <draw:line draw:style-name="gr4" draw:text-style-name="P4" draw:layer="layout" svg:x1="10.017cm" svg:y1="20.427cm" svg:x2="19.288cm" svg:y2="20.427cm">
          <text:p text:style-name="P4">Submits transaction</text:p>
        </draw:line>
        <draw:line draw:style-name="gr5" draw:text-style-name="P4" draw:layer="layout" svg:x1="6.207cm" svg:y1="20.901cm" svg:x2="10.017cm" svg:y2="20.9cm">
          <text:p text:style-name="P4">Disables GUI</text:p>
        </draw:line>
        <draw:line draw:style-name="gr5" draw:text-style-name="P4" draw:layer="layout" svg:x1="2.397cm" svg:y1="21.321cm" svg:x2="6.207cm" svg:y2="21.32cm">
          <text:p text:style-name="P4">Displays “Please Wait”</text:p>
        </draw:line>
        <draw:line draw:style-name="gr5" draw:text-style-name="P4" draw:layer="layout" svg:x1="10.017cm" svg:y1="21.828cm" svg:x2="19.288cm" svg:y2="21.828cm">
          <text:p text:style-name="P4">Returns Receipt object</text:p>
        </draw:line>
        <draw:line draw:style-name="gr5" draw:text-style-name="P4" draw:layer="layout" svg:x1="6.207cm" svg:y1="22.302cm" svg:x2="10.017cm" svg:y2="22.301cm">
          <text:p text:style-name="P4">Creates receipt window</text:p>
        </draw:line>
        <draw:line draw:style-name="gr5" draw:text-style-name="P4" draw:layer="layout" svg:x1="2.407cm" svg:y1="22.803cm" svg:x2="6.217cm" svg:y2="22.802cm">
          <text:p text:style-name="P4">Shows receipt window</text:p>
        </draw:line>
        <draw:line draw:style-name="gr4" draw:text-style-name="P4" draw:layer="layout" svg:x1="2.397cm" svg:y1="23.203cm" svg:x2="6.207cm" svg:y2="23.203cm">
          <text:p text:style-name="P4">Closes receipt window</text:p>
        </draw:line>
        <draw:line draw:style-name="gr5" draw:text-style-name="P4" draw:layer="layout" svg:x1="6.207cm" svg:y1="23.603cm" svg:x2="10.017cm" svg:y2="23.602cm">
          <text:p text:style-name="P4">Clears POST GUI</text:p>
        </draw:line>
        <draw:line draw:style-name="gr4" draw:text-style-name="P3" draw:layer="layout" svg:x1="10.017cm" svg:y1="24.01cm" svg:x2="19.288cm" svg:y2="24.01cm">
          <text:p text:style-name="P3"><text:span text:style-name="T2">Starts transaction - </text:span><text:span text:style-name="T3">startTransaction()</text:span></text:p>
        </draw:line>
        <draw:line draw:style-name="gr5" draw:text-style-name="P3" draw:layer="layout" svg:x1="10.018cm" svg:y1="24.51cm" svg:x2="19.289cm" svg:y2="24.51cm">
          <text:p text:style-name="P3"><text:span text:style-name="T2">Returns TransactionBuilder object</text:span></text:p>
        </draw:line>
        <draw:line draw:style-name="gr3" draw:text-style-name="P2" draw:layer="layout" svg:x1="14.462cm" svg:y1="24.511cm" svg:x2="14.462cm" svg:y2="26.4cm">
          <text:p/>
        </draw:line>
        <draw:custom-shape draw:style-name="gr6" draw:text-style-name="P6" draw:layer="layout" svg:width="8.001cm" svg:height="3.048cm" svg:x="1.381cm" svg:y="23.892cm">
          <text:p text:style-name="P5"><text:span text:style-name="T5">Notes</text:span><text:span text:style-name="T2">:</text:span></text:p>
          <text:p text:style-name="P5"><text:span text:style-name="T2">* GUI includes multiple displayable Swing components </text:span></text:p>
          <text:p text:style-name="P5"><text:span text:style-name="T2">(CustomerArea, LineItemArea, et al) which are managed and </text:span></text:p>
          <text:p text:style-name="P5"><text:span text:style-name="T2">monitored by the GUIMediator.</text:span></text:p>
          <text:p text:style-name="P5"><text:span text:style-name="T2">** The GUIMediator consults the TransactionBuilder when </text:span></text:p>
          <text:p text:style-name="P5"><text:span text:style-name="T2">changes are made via the GUI to verify that there is sufficient </text:span></text:p>
          <text:p text:style-name="P5"><text:span text:style-name="T2">information to complete the transaction (a customer name, </text:span></text:p>
          <text:p text:style-name="P5"><text:span text:style-name="T2">one or more line items, and a valid payment) before enabling</text:span></text:p>
          <text:p text:style-name="P5"><text:span text:style-name="T2">the Pay button. This is simplified for brevity above.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9cm" svg:height="0.962cm" svg:x="1cm" svg:y="1.054cm">
          <draw:text-box>
            <text:p text:style-name="P7"><text:span text:style-name="T6">Sequence Diagram (GUI to POST)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4T12:32:43</meta:creation-date>
    <dc:date>2013-03-04T13:42:04</dc:date>
    <meta:editing-duration>PT1H9M23S</meta:editing-duration>
    <meta:editing-cycles>30</meta:editing-cycles>
    <meta:generator>LibreOffice/3.4$Linux LibreOffice_project/340m1$Build-402</meta:generator>
    <meta:document-statistic meta:object-count="58"/>
  </office:meta>
</office:document-meta>
</file>